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Kalibracja" style:family="table">
      <style:table-properties style:width="6.925in" table:align="margins"/>
    </style:style>
    <style:style style:name="Kalibracja.A" style:family="table-column">
      <style:table-column-properties style:column-width="2.3083in" style:rel-column-width="21845*"/>
    </style:style>
    <style:style style:name="Kalibracj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alibracja.C1" style:family="table-cell">
      <style:table-cell-properties fo:padding="0.0382in" fo:border="0.0007in solid #000000"/>
    </style:style>
    <style:style style:name="Kalibracj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alibracj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Żarówka" style:family="table">
      <style:table-properties style:width="6.925in" table:align="margins"/>
    </style:style>
    <style:style style:name="Żarówka.A" style:family="table-column">
      <style:table-column-properties style:column-width="2.3083in" style:rel-column-width="21845*"/>
    </style:style>
    <style:style style:name="Żarówk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Żarówka.C1" style:family="table-cell">
      <style:table-cell-properties fo:padding="0.0382in" fo:border="0.0007in solid #000000"/>
    </style:style>
    <style:style style:name="Żarówk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Żarówka.B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Żarówka.C2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Kompaktowa" style:family="table">
      <style:table-properties style:width="6.925in" table:align="margins"/>
    </style:style>
    <style:style style:name="Kompaktowa.A" style:family="table-column">
      <style:table-column-properties style:column-width="2.3083in" style:rel-column-width="21845*"/>
    </style:style>
    <style:style style:name="Kompaktow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ompaktowa.C1" style:family="table-cell">
      <style:table-cell-properties fo:padding="0.0382in" fo:border="0.0007in solid #000000"/>
    </style:style>
    <style:style style:name="Kompaktow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ompaktow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acek Noga<text:tab/><text:tab/><text:tab/><text:tab/><text:tab/> <text:s/><text:tab/><text:tab/><text:tab/><text:tab/><text:tab/><text:tab/> <text:s text:c="5"/>10.10.2017</text:p>
      <text:p text:style-name="Standard">II ISSP<text:tab/><text:tab/><text:tab/><text:tab/><text:tab/><text:tab/><text:tab/><text:tab/><text:tab/><text:tab/> <text:s text:c="10"/>dr Artur Trembułowicz</text:p>
      <text:p text:style-name="Standard">Wtorek, 13:00</text:p>
      <text:p text:style-name="Standard"/>
      <text:p text:style-name="P11">Ćwiczenie nr 71</text:p>
      <text:p text:style-name="P1"/>
      <text:p text:style-name="P1">Temat: BADANIE ELEKTRYCZNYCH ŹRÓDEŁ ŚWIATŁA </text:p>
      <text:p text:style-name="P1"/>
      <text:p text:style-name="P1"/>
      <text:p text:style-name="P1"/>
      <table:table table:name="Kalibracja" table:style-name="Kalibracja">
        <table:table-column table:style-name="Kalibracja.A" table:number-columns-repeated="3"/>
        <table:table-row>
          <table:table-cell table:style-name="Kalibracja.A1" office:value-type="string">
            <text:p text:style-name="P2">Odległość x [m]</text:p>
          </table:table-cell>
          <table:table-cell table:style-name="Kalibracja.A1" office:value-type="string">
            <text:p text:style-name="P2">Natężenie fotoprądu źródła wzorcowego I<text:span text:style-name="T3">fwz </text:span><text:span text:style-name="T4">[µA]</text:span></text:p>
          </table:table-cell>
          <table:table-cell table:style-name="Kalibracja.C1" office:value-type="string">
            <text:p text:style-name="P2">Światłość źródła wzorcowego J [cd]</text:p>
          </table:table-cell>
        </table:table-row>
        <table:table-row>
          <table:table-cell table:style-name="Kalibracja.A2" office:value-type="float" office:value="0.2">
            <text:p text:style-name="P2">0.2</text:p>
          </table:table-cell>
          <table:table-cell table:style-name="Kalibracja.A2" office:value-type="float" office:value="2.06">
            <text:p text:style-name="P2">2.06</text:p>
          </table:table-cell>
          <table:table-cell table:style-name="Kalibracja.C2" office:value-type="float" office:value="6">
            <text:p text:style-name="P2">6</text:p>
          </table:table-cell>
        </table:table-row>
      </table:table>
      <text:p text:style-name="P1"/>
      <text:p text:style-name="P1"/>
      <table:table table:name="Żarówka" table:style-name="Żarówka">
        <table:table-column table:style-name="Żarówka.A" table:number-columns-repeated="3"/>
        <table:table-row>
          <table:table-cell table:style-name="Żarówka.A1" office:value-type="string">
            <text:p text:style-name="P2">Napięcie prądu [V]</text:p>
          </table:table-cell>
          <table:table-cell table:style-name="Żarówka.A1" office:value-type="string">
            <text:p text:style-name="P2">Natężenie prądu płynącego przez żarówkę [A]</text:p>
          </table:table-cell>
          <table:table-cell table:style-name="Żarówka.C1" office:value-type="string">
            <text:p text:style-name="P2">Natężenie fotoprądu I<text:span text:style-name="T3">f </text:span>[µA]</text:p>
          </table:table-cell>
        </table:table-row>
        <table:table-row>
          <table:table-cell table:style-name="Żarówka.A2" office:value-type="float" office:value="100">
            <text:p text:style-name="P2">100</text:p>
          </table:table-cell>
          <table:table-cell table:style-name="Żarówka.B2" office:value-type="float" office:value="71.3">
            <text:p text:style-name="P2">71.30</text:p>
          </table:table-cell>
          <table:table-cell table:style-name="Żarówka.C2" office:value-type="float" office:value="2">
            <text:p text:style-name="P2">2.00</text:p>
          </table:table-cell>
        </table:table-row>
        <table:table-row>
          <table:table-cell table:style-name="Żarówka.A2" office:value-type="float" office:value="120">
            <text:p text:style-name="P2">120</text:p>
          </table:table-cell>
          <table:table-cell table:style-name="Żarówka.B2" office:value-type="float" office:value="77.6">
            <text:p text:style-name="P2">77.60</text:p>
          </table:table-cell>
          <table:table-cell table:style-name="Żarówka.C2" office:value-type="float" office:value="4.72">
            <text:p text:style-name="P2">4.72</text:p>
          </table:table-cell>
        </table:table-row>
        <table:table-row>
          <table:table-cell table:style-name="Żarówka.A2" office:value-type="float" office:value="140">
            <text:p text:style-name="P2">140</text:p>
          </table:table-cell>
          <table:table-cell table:style-name="Żarówka.B2" office:value-type="float" office:value="84">
            <text:p text:style-name="P2">84.00</text:p>
          </table:table-cell>
          <table:table-cell table:style-name="Żarówka.C2" office:value-type="float" office:value="9.04">
            <text:p text:style-name="P2">9.04</text:p>
          </table:table-cell>
        </table:table-row>
        <table:table-row>
          <table:table-cell table:style-name="Żarówka.A2" office:value-type="float" office:value="160">
            <text:p text:style-name="P2">160</text:p>
          </table:table-cell>
          <table:table-cell table:style-name="Żarówka.B2" office:value-type="float" office:value="88.2">
            <text:p text:style-name="P2">88.20</text:p>
          </table:table-cell>
          <table:table-cell table:style-name="Żarówka.C2" office:value-type="float" office:value="13.82">
            <text:p text:style-name="P2">13.82</text:p>
          </table:table-cell>
        </table:table-row>
        <table:table-row>
          <table:table-cell table:style-name="Żarówka.A2" office:value-type="float" office:value="180">
            <text:p text:style-name="P2">180</text:p>
          </table:table-cell>
          <table:table-cell table:style-name="Żarówka.B2" office:value-type="float" office:value="93.1">
            <text:p text:style-name="P2">93.10</text:p>
          </table:table-cell>
          <table:table-cell table:style-name="Żarówka.C2" office:value-type="float" office:value="22.06">
            <text:p text:style-name="P2">22.06</text:p>
          </table:table-cell>
        </table:table-row>
        <table:table-row>
          <table:table-cell table:style-name="Żarówka.A2" office:value-type="float" office:value="200">
            <text:p text:style-name="P2">200</text:p>
          </table:table-cell>
          <table:table-cell table:style-name="Żarówka.B2" office:value-type="float" office:value="98.2">
            <text:p text:style-name="P2">98.20</text:p>
          </table:table-cell>
          <table:table-cell table:style-name="Żarówka.C2" office:value-type="float" office:value="32.98">
            <text:p text:style-name="P2">32.98</text:p>
          </table:table-cell>
        </table:table-row>
        <table:table-row>
          <table:table-cell table:style-name="Żarówka.A2" office:value-type="float" office:value="220">
            <text:p text:style-name="P2">220</text:p>
          </table:table-cell>
          <table:table-cell table:style-name="Żarówka.B2" office:value-type="float" office:value="102.5">
            <text:p text:style-name="P2">102.50</text:p>
          </table:table-cell>
          <table:table-cell table:style-name="Żarówka.C2" office:value-type="float" office:value="46.92">
            <text:p text:style-name="P2">46.92</text:p>
          </table:table-cell>
        </table:table-row>
      </table:table>
      <text:p text:style-name="P1"/>
      <text:p text:style-name="P1"/>
      <table:table table:name="Kompaktowa" table:style-name="Kompaktowa">
        <table:table-column table:style-name="Kompaktowa.A" table:number-columns-repeated="3"/>
        <table:table-row>
          <table:table-cell table:style-name="Kompaktowa.A1" office:value-type="string">
            <text:p text:style-name="P2">Odległość x [m]</text:p>
          </table:table-cell>
          <table:table-cell table:style-name="Kompaktowa.A1" office:value-type="string">
            <text:p text:style-name="P2">Natężenie fotoprądu I<text:span text:style-name="T3">f </text:span><text:span text:style-name="T4">[µA]</text:span></text:p>
          </table:table-cell>
          <table:table-cell table:style-name="Kompaktowa.C1" office:value-type="string">
            <text:p text:style-name="P2">Moc P żarówki [W]</text:p>
          </table:table-cell>
        </table:table-row>
        <table:table-row>
          <table:table-cell table:style-name="Kompaktowa.A2" office:value-type="float" office:value="0.2">
            <text:p text:style-name="P2">0.2</text:p>
          </table:table-cell>
          <table:table-cell table:style-name="Kompaktowa.A2" office:value-type="float" office:value="152.51">
            <text:p text:style-name="P2">152.51</text:p>
          </table:table-cell>
          <table:table-cell table:style-name="Kompaktowa.C2" office:value-type="float" office:value="10">
            <text:p text:style-name="P2">1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Zagadnienia teoretyczne</text:p>
      <text:p text:style-name="P1"/>
      <text:list xml:id="list3042187445978641631" text:style-name="L1">
        <text:list-item>
          <text:p text:style-name="P6">Światło jako promieniowanie elektromagnetyczne</text:p>
          <text:list>
            <text:list-item>
              <text:p text:style-name="P8"><text:span text:style-name="T1">Światłem nazywamy rozchodzące się w przestrzeni zaburzenie fali elektromagnetycznej, gdzie zaburzenie rozumiemy jako wzajemną indukcję pola elektrycznego i magnetycznego. Dodatkowo ze względu na falową naturę światło posiada podobne właściowości do dźwięków, czyli ulega dyfrakcji, interferencji oraz spełnia prawa odbicia i załamania.</text:span></text:p>
            </text:list-item>
          </text:list>
        </text:list-item>
      </text:list>
      <text:p text:style-name="P5"/>
      <text:list xml:id="list38416015" text:continue-numbering="true" text:style-name="L1">
        <text:list-item>
          <text:p text:style-name="P6">Światło widzialne</text:p>
          <text:list>
            <text:list-item>
              <text:p text:style-name="P8"><text:span text:style-name="T1">Jest to zakres fal elektromagnetycznych będacych widzialnych dla ludzkiego oka, czyli z zakresu długości wynoszącego ok. 430 – 690 nm. </text:span></text:p>
            </text:list-item>
          </text:list>
        </text:list-item>
      </text:list>
      <text:p text:style-name="P5"/>
      <text:list xml:id="list38420711" text:continue-numbering="true" text:style-name="L1">
        <text:list-item>
          <text:p text:style-name="P6">Źródła światła</text:p>
          <text:list>
            <text:list-item>
              <text:p text:style-name="P9">Termiczne – emitujące promieniowanie elektromagnetyczne ze względu na osiągnięcie wysokiej temperatury np. Gwiazdy, żarówki.</text:p>
            </text:list-item>
            <text:list-item>
              <text:p text:style-name="P9">Fluoroscencyjne – atomy gazu pobudzone do świecenia przez pole elektryczne w zjonizowanym gazie np. Lampa fluoroscencyjna.</text:p>
            </text:list-item>
            <text:list-item>
              <text:p text:style-name="P9">Luminescencyjne – wywołane przez czynniki inne niż ciepło np. Lasery, diody.</text:p>
            </text:list-item>
          </text:list>
        </text:list-item>
      </text:list>
      <text:p text:style-name="P5"/>
      <text:list xml:id="list38433211" text:continue-numbering="true" text:style-name="L1">
        <text:list-item>
          <text:p text:style-name="P6">Wielkości fotometryczne</text:p>
          <text:list>
            <text:list-item>
              <text:p text:style-name="P9">Kandela [1 cd] – jednostka światłości źródła światła, czyli pochodnej strumienia światła po kącie bryłowym.</text:p>
            </text:list-item>
            <text:list-item>
              <text:p text:style-name="P9">Luks [1 lx] – jednostka natężenia oświetlenia E, czyli strumienia światła do powierzchni padania.</text:p>
            </text:list-item>
            <text:list-item>
              <text:p text:style-name="P9">Lumen [1 lm] – jednostka strumienia świetlnego wysyłanego przez źródło światła, emitujące moc 1/683 wata promieniowania monohromatycznego o długości fali 555 nm.</text:p>
            </text:list-item>
          </text:list>
        </text:list-item>
      </text:list>
      <text:p text:style-name="P5"/>
      <text:p text:style-name="P1"/>
      <text:p text:style-name="P11">Źródła</text:p>
      <text:p text:style-name="P11"/>
      <text:list xml:id="list3581387827109729463" text:style-name="L2">
        <text:list-item>
          <text:p text:style-name="P10">Resneck, Haliday - “Podstawy fizyki 4”, rozdział 34.</text:p>
        </text:list-item>
        <text:list-item>
          <text:p text:style-name="P10">Wstęp do ćwiczenia 71.</text:p>
        </text:list-item>
        <text:list-item>
          <text:p text:style-name="P10">Wkiped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ek </meta:initial-creator>
    <meta:creation-date>2017-10-09T17:43:22.41</meta:creation-date>
    <dc:date>2017-10-14T18:23:19.01</dc:date>
    <dc:creator>Jacek </dc:creator>
    <meta:editing-duration>PT1H21M33S</meta:editing-duration>
    <meta:editing-cycles>19</meta:editing-cycles>
    <meta:generator>OpenOffice/4.1.3$Win32 OpenOffice.org_project/413m1$Build-9783</meta:generator>
    <meta:printed-by>Jacek </meta:printed-by>
    <meta:print-date>2017-10-09T18:55:29.48</meta:print-date>
    <meta:document-statistic meta:table-count="3" meta:image-count="0" meta:object-count="0" meta:page-count="2" meta:paragraph-count="58" meta:word-count="277" meta:character-count="1894"/>
  </office:meta>
</office:document-meta>
</file>